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7.2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5.0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102.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74.35pt"/>
    </style:style>
    <style:style style:name="co17" style:family="table-column">
      <style:table-column-properties fo:break-before="auto" style:column-width="68.14pt"/>
    </style:style>
    <style:style style:name="co18" style:family="table-column">
      <style:table-column-properties fo:break-before="auto" style:column-width="207.1pt"/>
    </style:style>
    <style:style style:name="co19" style:family="table-column">
      <style:table-column-properties fo:break-before="auto" style:column-width="123.7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ct_Timing_test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BS</text:p>
          </table:table-cell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_delay</text:p>
          </table:table-cell>
          <table:table-cell office:value-type="string" calcext:value-type="string">
            <text:p>num_trials</text:p>
          </table:table-cell>
          <table:table-cell office:value-type="string" calcext:value-type="string">
            <text:p>num_agents</text:p>
          </table:table-cell>
          <table:table-cell office:value-type="string" calcext:value-type="string">
            <text:p>cbs_time_steps</text:p>
          </table:table-cell>
          <table:table-cell office:value-type="string" calcext:value-type="string">
            <text:p>num_nodes</text:p>
          </table:table-cell>
          <table:table-cell office:value-type="string" calcext:value-type="string">
            <text:p>num_edges</text:p>
          </table:table-cell>
          <table:table-cell office:value-type="string" calcext:value-type="string">
            <text:p>solving_time</text:p>
          </table:table-cell>
          <table:table-cell office:value-type="string" calcext:value-type="string">
            <text:p>counting_time</text:p>
          </table:table-cell>
          <table:table-cell office:value-type="string" calcext:value-type="string">
            <text:p>time_spent_on_astar</text:p>
          </table:table-cell>
          <table:table-cell office:value-type="string" calcext:value-type="string">
            <text:p>num_interactions</text:p>
          </table:table-cell>
          <table:table-cell office:value-type="string" calcext:value-type="string">
            <text:p>num_iterations</text:p>
          </table:table-cell>
          <table:table-cell office:value-type="string" calcext:value-type="string">
            <text:p>solution_cost</text:p>
          </table:table-cell>
          <table:table-cell office:value-type="string" calcext:value-type="string">
            <text:p>global_cp</text:p>
          </table:table-cell>
          <table:table-cell office:value-type="string" calcext:value-type="string">
            <text:p>conflict_counts_locally</text:p>
          </table:table-cell>
          <table:table-cell office:value-type="string" calcext:value-type="string">
            <text:p>probability_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03.32" calcext:value-type="float">
            <text:p>103.32</text:p>
          </table:table-cell>
          <table:table-cell office:value-type="float" office:value="99.5619" calcext:value-type="float">
            <text:p>99.5619</text:p>
          </table:table-cell>
          <table:table-cell office:value-type="float" office:value="1.22667" calcext:value-type="float">
            <text:p>1.2266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00.415" calcext:value-type="float">
            <text:p>100.415</text:p>
          </table:table-cell>
          <table:table-cell office:value-type="float" office:value="98.5534" calcext:value-type="float">
            <text:p>98.5534</text:p>
          </table:table-cell>
          <table:table-cell office:value-type="float" office:value="0.862551" calcext:value-type="float">
            <text:p>0.86255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.06307" calcext:value-type="float">
            <text:p>3.06307</text:p>
          </table:table-cell>
          <table:table-cell office:value-type="float" office:value="2.92911" calcext:value-type="float">
            <text:p>2.92911</text:p>
          </table:table-cell>
          <table:table-cell office:value-type="float" office:value="0.0411695" calcext:value-type="float">
            <text:p>0.041169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0.0396788" calcext:value-type="float">
            <text:p>0.0396788</text:p>
          </table:table-cell>
          <table:table-cell office:value-type="string" calcext:value-type="string">
            <text:p>[61.0, 6.0, 2.0, 5.0, 6.0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7.38131" calcext:value-type="float">
            <text:p>7.38131</text:p>
          </table:table-cell>
          <table:table-cell office:value-type="float" office:value="7.04041" calcext:value-type="float">
            <text:p>7.04041</text:p>
          </table:table-cell>
          <table:table-cell office:value-type="float" office:value="0.147734" calcext:value-type="float">
            <text:p>0.147734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0.00797902" calcext:value-type="float">
            <text:p>0.00797902</text:p>
          </table:table-cell>
          <table:table-cell office:value-type="string" calcext:value-type="string">
            <text:p>[2.0, 2.0, 8.0, 4.0]</text:p>
          </table:table-cell>
          <table:table-cell office:value-type="string" calcext:value-type="string">
            <text:p>(0.00168601, 0.0015471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28.1842" calcext:value-type="float">
            <text:p>28.1842</text:p>
          </table:table-cell>
          <table:table-cell office:value-type="float" office:value="26.9522" calcext:value-type="float">
            <text:p>26.9522</text:p>
          </table:table-cell>
          <table:table-cell office:value-type="float" office:value="0.684972" calcext:value-type="float">
            <text:p>0.684972</text:p>
          </table:table-cell>
          <table:table-cell office:value-type="float" office:value="34" calcext:value-type="float">
            <text:p>34</text:p>
          </table:table-cell>
          <table:table-cell office:value-type="float" office:value="589" calcext:value-type="float">
            <text:p>58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5.4219" calcext:value-type="float">
            <text:p>35.4219</text:p>
          </table:table-cell>
          <table:table-cell office:value-type="float" office:value="33.6397" calcext:value-type="float">
            <text:p>33.6397</text:p>
          </table:table-cell>
          <table:table-cell office:value-type="float" office:value="1.00282" calcext:value-type="float">
            <text:p>1.0028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54.1761" calcext:value-type="float">
            <text:p>54.1761</text:p>
          </table:table-cell>
          <table:table-cell office:value-type="float" office:value="52.2743" calcext:value-type="float">
            <text:p>52.2743</text:p>
          </table:table-cell>
          <table:table-cell office:value-type="float" office:value="0.992734" calcext:value-type="float">
            <text:p>0.99273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70.3928" calcext:value-type="float">
            <text:p>70.3928</text:p>
          </table:table-cell>
          <table:table-cell office:value-type="float" office:value="68.6602" calcext:value-type="float">
            <text:p>68.6602</text:p>
          </table:table-cell>
          <table:table-cell office:value-type="float" office:value="0.760012" calcext:value-type="float">
            <text:p>0.76001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0.8425" calcext:value-type="float">
            <text:p>10.8425</text:p>
          </table:table-cell>
          <table:table-cell office:value-type="float" office:value="10.4069" calcext:value-type="float">
            <text:p>10.4069</text:p>
          </table:table-cell>
          <table:table-cell office:value-type="float" office:value="0.21009" calcext:value-type="float">
            <text:p>0.21009</text:p>
          </table:table-cell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0.541311" calcext:value-type="float">
            <text:p>0.541311</text:p>
          </table:table-cell>
          <table:table-cell office:value-type="string" calcext:value-type="string">
            <text:p>[2.0, 6.0, 4.0, 45.0, 1014.0, 24.0, 16.0, 46.0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45.8599" calcext:value-type="float">
            <text:p>45.8599</text:p>
          </table:table-cell>
          <table:table-cell office:value-type="float" office:value="44.0693" calcext:value-type="float">
            <text:p>44.0693</text:p>
          </table:table-cell>
          <table:table-cell office:value-type="float" office:value="0.930845" calcext:value-type="float">
            <text:p>0.93084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7.8581" calcext:value-type="float">
            <text:p>37.8581</text:p>
          </table:table-cell>
          <table:table-cell office:value-type="float" office:value="35.9242" calcext:value-type="float">
            <text:p>35.9242</text:p>
          </table:table-cell>
          <table:table-cell office:value-type="float" office:value="1.09051" calcext:value-type="float">
            <text:p>1.0905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8.1214" calcext:value-type="float">
            <text:p>38.1214</text:p>
          </table:table-cell>
          <table:table-cell office:value-type="float" office:value="35.8782" calcext:value-type="float">
            <text:p>35.8782</text:p>
          </table:table-cell>
          <table:table-cell office:value-type="float" office:value="1.39006" calcext:value-type="float">
            <text:p>1.3900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0.455928" calcext:value-type="float">
            <text:p>0.455928</text:p>
          </table:table-cell>
          <table:table-cell office:value-type="float" office:value="0.403979" calcext:value-type="float">
            <text:p>0.403979</text:p>
          </table:table-cell>
          <table:table-cell office:value-type="float" office:value="0.0109069" calcext:value-type="float">
            <text:p>0.010906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.0769567" calcext:value-type="float">
            <text:p>0.0769567</text:p>
          </table:table-cell>
          <table:table-cell office:value-type="string" calcext:value-type="string">
            <text:p>[97.0, 53.0, 7.0]</text:p>
          </table:table-cell>
          <table:table-cell office:value-type="string" calcext:value-type="string">
            <text:p>(0.00247048, 0.002361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0.430397" calcext:value-type="float">
            <text:p>0.430397</text:p>
          </table:table-cell>
          <table:table-cell office:value-type="float" office:value="0.374581" calcext:value-type="float">
            <text:p>0.374581</text:p>
          </table:table-cell>
          <table:table-cell office:value-type="float" office:value="0.0135498" calcext:value-type="float">
            <text:p>0.013549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.0759949" calcext:value-type="float">
            <text:p>0.0759949</text:p>
          </table:table-cell>
          <table:table-cell office:value-type="string" calcext:value-type="string">
            <text:p>[88.0, 65.0, 2.0]</text:p>
          </table:table-cell>
          <table:table-cell office:value-type="string" calcext:value-type="string">
            <text:p>(0.00282152, 0.002733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0.741727" calcext:value-type="float">
            <text:p>0.741727</text:p>
          </table:table-cell>
          <table:table-cell office:value-type="float" office:value="0.67671" calcext:value-type="float">
            <text:p>0.67671</text:p>
          </table:table-cell>
          <table:table-cell office:value-type="float" office:value="0.0161171" calcext:value-type="float">
            <text:p>0.016117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0.101409" calcext:value-type="float">
            <text:p>0.101409</text:p>
          </table:table-cell>
          <table:table-cell office:value-type="string" calcext:value-type="string">
            <text:p>[39.0, 90.0, 73.0, 8.0]</text:p>
          </table:table-cell>
          <table:table-cell office:value-type="string" calcext:value-type="string">
            <text:p>(0.00347374, 0.0013892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26.1642" calcext:value-type="float">
            <text:p>26.1642</text:p>
          </table:table-cell>
          <table:table-cell office:value-type="float" office:value="24.3131" calcext:value-type="float">
            <text:p>24.3131</text:p>
          </table:table-cell>
          <table:table-cell office:value-type="float" office:value="0.900189" calcext:value-type="float">
            <text:p>0.90018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25.7831" calcext:value-type="float">
            <text:p>25.7831</text:p>
          </table:table-cell>
          <table:table-cell office:value-type="float" office:value="23.8125" calcext:value-type="float">
            <text:p>23.8125</text:p>
          </table:table-cell>
          <table:table-cell office:value-type="float" office:value="1.0425" calcext:value-type="float">
            <text:p>1.042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23.6105" calcext:value-type="float">
            <text:p>23.6105</text:p>
          </table:table-cell>
          <table:table-cell office:value-type="float" office:value="21.5501" calcext:value-type="float">
            <text:p>21.5501</text:p>
          </table:table-cell>
          <table:table-cell office:value-type="float" office:value="1.19823" calcext:value-type="float">
            <text:p>1.1982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55.4234" calcext:value-type="float">
            <text:p>55.4234</text:p>
          </table:table-cell>
          <table:table-cell office:value-type="float" office:value="53.7554" calcext:value-type="float">
            <text:p>53.7554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55.3611" calcext:value-type="float">
            <text:p>55.3611</text:p>
          </table:table-cell>
          <table:table-cell office:value-type="float" office:value="53.6906" calcext:value-type="float">
            <text:p>53.6906</text:p>
          </table:table-cell>
          <table:table-cell office:value-type="float" office:value="0.497723" calcext:value-type="float">
            <text:p>0.49772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66.8119" calcext:value-type="float">
            <text:p>66.8119</text:p>
          </table:table-cell>
          <table:table-cell office:value-type="float" office:value="65.21" calcext:value-type="float">
            <text:p>65.21</text:p>
          </table:table-cell>
          <table:table-cell office:value-type="float" office:value="0.501765" calcext:value-type="float">
            <text:p>0.50176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.82163" calcext:value-type="float">
            <text:p>3.82163</text:p>
          </table:table-cell>
          <table:table-cell office:value-type="float" office:value="3.60442" calcext:value-type="float">
            <text:p>3.60442</text:p>
          </table:table-cell>
          <table:table-cell office:value-type="float" office:value="0.0747897" calcext:value-type="float">
            <text:p>0.0747897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[21.0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42.5783" calcext:value-type="float">
            <text:p>42.5783</text:p>
          </table:table-cell>
          <table:table-cell office:value-type="float" office:value="40.965" calcext:value-type="float">
            <text:p>40.965</text:p>
          </table:table-cell>
          <table:table-cell office:value-type="float" office:value="0.801066" calcext:value-type="float">
            <text:p>0.80106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7.6629" calcext:value-type="float">
            <text:p>37.6629</text:p>
          </table:table-cell>
          <table:table-cell office:value-type="float" office:value="35.959" calcext:value-type="float">
            <text:p>35.959</text:p>
          </table:table-cell>
          <table:table-cell office:value-type="float" office:value="0.811972" calcext:value-type="float">
            <text:p>0.81197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36.65" calcext:value-type="float">
            <text:p>136.65</text:p>
          </table:table-cell>
          <table:table-cell office:value-type="float" office:value="133.749" calcext:value-type="float">
            <text:p>133.749</text:p>
          </table:table-cell>
          <table:table-cell office:value-type="float" office:value="1.66982" calcext:value-type="float">
            <text:p>1.6698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35.369" calcext:value-type="float">
            <text:p>135.369</text:p>
          </table:table-cell>
          <table:table-cell office:value-type="float" office:value="132.537" calcext:value-type="float">
            <text:p>132.537</text:p>
          </table:table-cell>
          <table:table-cell office:value-type="float" office:value="1.52075" calcext:value-type="float">
            <text:p>1.5207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5.2101" calcext:value-type="float">
            <text:p>5.2101</text:p>
          </table:table-cell>
          <table:table-cell office:value-type="float" office:value="4.98919" calcext:value-type="float">
            <text:p>4.98919</text:p>
          </table:table-cell>
          <table:table-cell office:value-type="float" office:value="0.116654" calcext:value-type="float">
            <text:p>0.116654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0.0644543" calcext:value-type="float">
            <text:p>0.0644543</text:p>
          </table:table-cell>
          <table:table-cell office:value-type="string" calcext:value-type="string">
            <text:p>[2.0, 6.0, 51.0, 40.0, 25.0, 8.0]</text:p>
          </table:table-cell>
          <table:table-cell office:value-type="string" calcext:value-type="string">
            <text:p>(0.0187456, 0.0407284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77.6871" calcext:value-type="float">
            <text:p>77.6871</text:p>
          </table:table-cell>
          <table:table-cell office:value-type="float" office:value="75.0483" calcext:value-type="float">
            <text:p>75.0483</text:p>
          </table:table-cell>
          <table:table-cell office:value-type="float" office:value="1.61818" calcext:value-type="float">
            <text:p>1.61818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66.6591" calcext:value-type="float">
            <text:p>66.6591</text:p>
          </table:table-cell>
          <table:table-cell office:value-type="float" office:value="63.9643" calcext:value-type="float">
            <text:p>63.9643</text:p>
          </table:table-cell>
          <table:table-cell office:value-type="float" office:value="1.67191" calcext:value-type="float">
            <text:p>1.6719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56.309" calcext:value-type="float">
            <text:p>56.309</text:p>
          </table:table-cell>
          <table:table-cell office:value-type="float" office:value="54.062" calcext:value-type="float">
            <text:p>54.062</text:p>
          </table:table-cell>
          <table:table-cell office:value-type="float" office:value="1.25095" calcext:value-type="float">
            <text:p>1.2509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1T17:11:50.845049261</dc:date>
    <meta:editing-duration>PT7H19M39S</meta:editing-duration>
    <meta:editing-cycles>1</meta:editing-cycles>
    <meta:document-statistic meta:table-count="1" meta:cell-count="681" meta:object-count="0"/>
    <meta:generator>LibreOffice/6.0.7.3$Linux_X86_64 LibreOffice_project/00m0$Build-3</meta:generator>
  </office:meta>
</office:document-meta>
</file>